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37cm"/>
    </style:style>
    <style:style style:name="co2" style:family="table-column">
      <style:table-column-properties fo:break-before="auto" style:column-width="6.8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5.465cm"/>
    </style:style>
    <style:style style:name="co5" style:family="table-column">
      <style:table-column-properties fo:break-before="auto" style:column-width="30.45cm"/>
    </style:style>
    <style:style style:name="co6" style:family="table-column">
      <style:table-column-properties fo:break-before="auto" style:column-width="2.80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02cm solid #000000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style:use-window-font-color="true" style:font-name="Calibri1" fo:font-size="11pt" fo:language="en" fo:country="US" style:font-name-asian="Arial1" style:font-size-asian="11pt" style:language-asian="en" style:country-asian="US" style:font-name-complex="Arial1" style:font-size-complex="11pt" style:language-complex="en" style:country-complex="US"/>
    </style:style>
    <style:style style:name="ce4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Delovni 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upplier Link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U6</text:p>
          </table:table-cell>
          <table:table-cell table:style-name="ce2" office:value-type="string">
            <text:p>5-Pin SOT2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PS79133</text:p>
          </table:table-cell>
          <table:table-cell office:value-type="string">
            <text:p><text:a xlink:href="http://si.farnell.com/texas-instruments/tps79133dbvt/ic-v-reg-ldo-0-1a-3-3v-smd-79133/dp/8461767">http://si.farnell.com/texas-instruments/tps79133dbvt/ic-v-reg-ldo-0-1a-3-3v-smd-79133/dp/8461767</text:a></text:p>
          </table:table-cell>
          <table:table-cell table:style-name="ce4" table:number-columns-repeated="1019"/>
        </table:table-row>
        <table:table-row table:style-name="ro2">
          <table:table-cell table:style-name="ce2" office:value-type="string">
            <text:p>U5</text:p>
          </table:table-cell>
          <table:table-cell table:style-name="ce2" office:value-type="string">
            <text:p>8-Pin LG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ME280</text:p>
          </table:table-cell>
          <table:table-cell office:value-type="string">
            <text:p><text:a xlink:href="http://eu.mouser.com/ProductDetail/Bosch-Sensortec/BME280/?qs=sGAEpiMZZMsF1ODjcwEocB0teEbUEBlMe2ty%252bXJvNLw%3D">http://eu.mouser.com/ProductDetail/Bosch-Sensortec/BME280/?qs=sGAEpiMZZMsF1ODjcwEocB0teEbUEBlMe2ty%252bXJvNLw%3d</text:a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U4</text:p>
          </table:table-cell>
          <table:table-cell table:style-name="ce3" office:value-type="string">
            <text:p>8-Pin MSOP PowerPAD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PS2064</text:p>
          </table:table-cell>
          <table:table-cell office:value-type="string">
            <text:p><text:a xlink:href="http://si.farnell.com/texas-instruments/tps2064cdgnr-2/load-switch-dual-5-5v-1a-8msop/dp/2307999">http://si.farnell.com/texas-instruments/tps2064cdgnr-2/load-switch-dual-5-5v-1a-8msop/dp/2307999</text:a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U3</text:p>
          </table:table-cell>
          <table:table-cell table:style-name="ce2" office:value-type="string">
            <text:p>Socket_Strip_Straight_1x08 2.45mm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lantower_PM2.5_PMS_5003</text:p>
          </table:table-cell>
          <table:table-cell office:value-type="string">
            <text:p><text:a xlink:href="http://aqicn.org/sensor/pms5003-7003/">http://aqicn.org/sensor/pms5003-7003/</text:a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U1</text:p>
          </table:table-cell>
          <table:table-cell table:style-name="ce2" office:value-type="string">
            <text:p>Molex_501331-060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lphasense_OPC-N2</text:p>
          </table:table-cell>
          <table:table-cell office:value-type="string">
            <text:p><text:a xlink:href="http://www.alphasense.com/index.php/products/optical-particle-counter/">http://www.alphasense.com/index.php/products/optical-particle-counter/</text:a> ; <text:a xlink:href="http://si.farnell.com/molex/501331-0607/header-1-0mm-pico-clasp-6way/dp/1835980">http://si.farnell.com/molex/501331-0607/header-1-0mm-pico-clasp-6way/dp/1835980</text:a>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16,R15,R5,R4,R1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10K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14,R13,R12,R11,R10,R9,R8,R7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3,R2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1K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P2,JP1</text:p>
          </table:table-cell>
          <table:table-cell table:style-name="ce2" office:value-type="string">
            <text:p>Socket_Strip_Straight_1x02 2.45mm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JUMP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1</text:p>
          </table:table-cell>
          <table:table-cell table:style-name="ce2" office:value-type="string">
            <text:p>IDC12_connector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DC1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2,D1</text:p>
          </table:table-cell>
          <table:table-cell table:style-name="ce2" office:value-type="string">
            <text:p>LED_0603_HandSolder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10,C8,C7,C5</text:p>
          </table:table-cell>
          <table:table-cell table:style-name="ce2" office:value-type="string">
            <text:p>0805_HandSoldering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10u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9,C6,C3,C2,C1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100n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11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10n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2</text:p>
          </table:table-cell>
          <table:table-cell table:style-name="ce2" office:value-type="string">
            <text:p>Socket_Strip_Straight_2x02 2.45mm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RM_SWD_SMAL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P1</text:p>
          </table:table-cell>
          <table:table-cell table:style-name="ce2" office:value-type="string">
            <text:p>DCP-USBCB-SC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USB_OTG</text:p>
          </table:table-cell>
          <table:table-cell office:value-type="string">
            <text:p><text:a xlink:href="http://eu.mouser.com/ProductDetail/Conxall-Switchcraft/DCP-USBCB-SC/?qs=sGAEpiMZZMulM8LPOQ%252byk0tOUVtDtVQ0KVOITCuLB%252bPJPE9H7T7ELA%3D%3D">http://eu.mouser.com/ProductDetail/Conxall-Switchcraft/DCP-USBCB-SC/?qs=sGAEpiMZZMulM8LPOQ%252byk0tOUVtDtVQ0KVOITCuLB%252bPJPE9H7T7ELA%3d%3d</text:a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U2</text:p>
          </table:table-cell>
          <table:table-cell table:style-name="ce2" office:value-type="string">
            <text:p>nRF52832-SMD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RF52832</text:p>
          </table:table-cell>
          <table:table-cell office:value-type="string">
            <text:p><text:a xlink:href="https://www.tindie.com/products/hnhoan/nrf52832-ant-bluetooth-le-arm-cortex-m4f-30-io/">https://www.tindie.com/products/hnhoan/nrf52832-ant-bluetooth-le-arm-cortex-m4f-30-io/</text:a></text:p>
          </table:table-cell>
          <table:table-cell table:number-columns-repeated="1019"/>
        </table:table-row>
        <table:table-row table:style-name="ro2">
          <table:table-cell office:value-type="string">
            <text:p>P2</text:p>
          </table:table-cell>
          <table:table-cell office:value-type="string">
            <text:p>Molex-53047-0810</text:p>
          </table:table-cell>
          <table:table-cell office:value-type="float" office:value="1">
            <text:p>1</text:p>
          </table:table-cell>
          <table:table-cell office:value-type="string">
            <text:p>Plantower_PM2.5_PMS_5003</text:p>
          </table:table-cell>
          <table:table-cell office:value-type="string">
            <text:p><text:a xlink:href="http://si.farnell.com/molex/53047-0810/header-vertical-8way/dp/1012258?ost=Molex-53047-0810&amp;selectedCategoryId=&amp;categoryNameResp=Vse&amp;searchView=table&amp;iscrfnonsku=false">http://si.farnell.com/molex/53047-0810/header-vertical-8way/dp/1012258?ost=Molex-53047-0810&amp;selectedCategoryId=&amp;categoryNameResp=Vse&amp;searchView=table&amp;iscrfnonsku=false</text:a></text:p>
          </table:table-cell>
          <table:table-cell table:number-columns-repeated="1019"/>
        </table:table-row>
        <table:table-row table:style-name="ro1" table:number-rows-repeated="6551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l" fo:country="S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SimSun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0__25__20__2013__20_Poudarek1" style:display-name="Excel_BuiltIn_20 % – Poudarek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2" style:display-name="Excel_BuiltIn_20 % – Poudarek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3" style:display-name="Excel_BuiltIn_20 % – Poudarek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4" style:display-name="Excel_BuiltIn_20 % – Poudarek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5" style:display-name="Excel_BuiltIn_20 % – Poudarek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6" style:display-name="Excel_BuiltIn_20 % – Poudarek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1" style:display-name="Excel_BuiltIn_40 % – Poudarek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2" style:display-name="Excel_BuiltIn_40 % – Poudarek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3" style:display-name="Excel_BuiltIn_40 % – Poudarek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4" style:display-name="Excel_BuiltIn_40 % – Poudarek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5" style:display-name="Excel_BuiltIn_40 % – Poudarek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6" style:display-name="Excel_BuiltIn_40 % – Poudarek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1" style:display-name="Excel_BuiltIn_60 % – Poudarek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2" style:display-name="Excel_BuiltIn_60 % – Poudarek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3" style:display-name="Excel_BuiltIn_60 % – Poudarek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4" style:display-name="Excel_BuiltIn_60 % – Poudarek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5" style:display-name="Excel_BuiltIn_60 % – Poudarek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6" style:display-name="Excel_BuiltIn_60 % – Poudarek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Dobro" style:display-name="Excel_BuiltIn_Dobro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zhod" style:display-name="Excel_BuiltIn_Izhod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Naslov" style:display-name="Excel_BuiltIn_Naslov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Naslov_20_1" style:display-name="Excel_BuiltIn_Naslov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Naslov_20_2" style:display-name="Excel_BuiltIn_Naslov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Naslov_20_3" style:display-name="Excel_BuiltIn_Naslov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Naslov_20_4" style:display-name="Excel_BuiltIn_Naslov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Nevtralno" style:display-name="Excel_BuiltIn_Nevtralno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Opomba" style:display-name="Excel_BuiltIn_Opomba" style:family="table-cell" style:parent-style-name="Default">
      <style:table-cell-properties fo:background-color="#ffffcc" style:diagonal-bl-tr="none" style:diagonal-tl-br="none" fo:border="0.035cm solid #c0c0c0"/>
    </style:style>
    <style:style style:name="Excel_5f_BuiltIn_5f_Opozorilo" style:display-name="Excel_BuiltIn_Opozorilo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jasnjevalno_20_besedilo" style:display-name="Excel_BuiltIn_Pojasnjevalno besedil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Poudarek1" style:display-name="Excel_BuiltIn_Poudarek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2" style:display-name="Excel_BuiltIn_Poudarek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3" style:display-name="Excel_BuiltIn_Poudarek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4" style:display-name="Excel_BuiltIn_Poudarek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5" style:display-name="Excel_BuiltIn_Poudarek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6" style:display-name="Excel_BuiltIn_Poudarek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vezana_20_celica" style:display-name="Excel_BuiltIn_Povezana celic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reveri_20_celico" style:display-name="Excel_BuiltIn_Preveri celico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Računanje" style:display-name="Excel_BuiltIn_Računanje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Slabo" style:display-name="Excel_BuiltIn_Slab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Vnos" style:display-name="Excel_BuiltIn_Vnos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Vsota" style:display-name="Excel_BuiltIn_Vsota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27.02.2017</text:date>, <text:time>12:33:48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  <style:master-page style:name="PageStyle_5f_air-module" style:display-name="PageStyle_air-modu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r-module_20_1" style:display-name="PageStyle_air-modu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r-module_20_2" style:display-name="PageStyle_air-modul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r-module_20_3" style:display-name="PageStyle_air-module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7-02-27T12:33:48.25</dc:date>
    <meta:generator>OpenOffice.org/3.2$Win32 OpenOffice.org_project/320m18$Build-9502</meta:generator>
    <meta:editing-duration>PT00H53M48S</meta:editing-duration>
    <meta:editing-cycles>51</meta:editing-cycles>
    <meta:document-statistic meta:table-count="1" meta:cell-count="85" meta:object-count="0"/>
  </office:meta>
</office:document-meta>
</file>